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0a84e1" officeooo:paragraph-rsid="000a84e1" style:font-size-asian="14pt" style:font-size-complex="14pt"/>
    </style:style>
    <style:style style:name="P2" style:family="paragraph" style:parent-style-name="Standard">
      <style:text-properties fo:font-size="14pt" officeooo:rsid="000bcd48" officeooo:paragraph-rsid="000bcd48" style:font-size-asian="14pt" style:font-size-complex="14pt"/>
    </style:style>
    <style:style style:name="P3" style:family="paragraph" style:parent-style-name="Standard">
      <style:text-properties fo:font-size="14pt" fo:font-weight="bold" officeooo:rsid="000a84e1" officeooo:paragraph-rsid="000a84e1" style:font-size-asian="14pt" style:font-weight-asian="bold" style:font-size-complex="14pt" style:font-weight-complex="bold"/>
    </style:style>
    <style:style style:name="P4" style:family="paragraph" style:parent-style-name="Standard">
      <style:text-properties fo:font-size="14pt" fo:font-weight="bold" officeooo:rsid="000bcd48" officeooo:paragraph-rsid="000bcd48" style:font-size-asian="14pt" style:font-weight-asian="bold" style:font-size-complex="14pt" style:font-weight-complex="bold"/>
    </style:style>
    <style:style style:name="T1" style:family="text">
      <style:text-properties fo:background-color="#ffff00" loext:char-shading-value="0"/>
    </style:style>
    <style:style style:name="T2" style:family="text">
      <style:text-properties fo:background-color="#66ffff" loext:char-shading-value="0"/>
    </style:style>
    <style:style style:name="T3" style:family="text">
      <style:text-properties fo:background-color="#ffff99"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rganización de carreras y apuestas.</text:p>
      <text:p text:style-name="P1"/>
      <text:p text:style-name="P1">Debe existir información de todas las carreras que se realizan en el hipódromo (Fecha, Hora, Importe máximo de una apuesta, Importe del premio, así como los caballos y jockeys participantes con sus respectivos dorsales, almacenando cual es la posición ocupada por cada participante). Hay que saber que un caballo puede participar en muchas carreras.</text:p>
      <text:p text:style-name="P1"/>
      <text:p text:style-name="P1">De los caballos almacenaremos nombre, peso, propietario y nacionalidad.</text:p>
      <text:p text:style-name="P1"/>
      <text:p text:style-name="P1">Los clientes podrán realizar apuestas de cualquier importe menor que el importe máximo establecido para la carrera a uno o varios caballos de una o varias carreras. Se pretende poder obtener esa información fácilmente en cualquier momento, así como el tanto a uno de cada apuesta, de forma que al final de cada carrera podamos informar al cliente de sus ganancias.</text:p>
      <text:p text:style-name="P1"/>
      <text:p text:style-name="P1">Los ingresos que generan las carreras vienen por cinco vías: venta de abonos de temporada, venta de entradas para cada día de carreras, patrocinadores de cada carrera, cuotas de inscripción de los participantes y apuestas perdedoras.</text:p>
      <text:p text:style-name="P1"/>
      <text:p text:style-name="P1">Los abonos de temporada son personales y es necesario guardar información de los</text:p>
      <text:p text:style-name="P1">abonados y de la zona y localidad concreta para la que tienen el abono. En cuanto a las entradas para un día, no es necesario guardar información de los compradores, pero es necesario conocer cuales han sido las localidades vendidas y cuántas se han vendido para cada zona del hipódromo. Tanto las entradas como los abonos tienen precios diferentes según la zona donde se encuentren.</text:p>
      <text:p text:style-name="P1"/>
      <text:p text:style-name="P1">Cada carrera puede tener un patrocinador que le da nombre a la carrera a cambio de un importe económico. Un mismo patrocinador puede publicitarse en varias carreras a lo largo de la temporada, pero solo en una cada día de carreras. El importe corresponderá al total de carreras patrocinadas a lo largo de la temporada.</text:p>
      <text:p text:style-name="P1"/>
      <text:p text:style-name="P1">Además, cada participante de una carrera pagará una cuota de inscripción. Cada carrera tiene un rango de edades que deben tener los caballos participantes. El sistema no debe permitir la inscripción de un caballo que no cumpla los requisitos.</text:p>
      <text:p text:style-name="P1"/>
      <text:p text:style-name="P1">Los gastos de la organización de un día de carreras consisten en gastos derivados de <text:s/>la apertura del hipódromo (subcontratación de varias empresas que aportan personal para atención al visitante, limpieza y mantenimiento del hipódromo y otras labores). Cada vez que se realiza una subcontrata debemos saber los datos de la empresa subcontratada y el número de empleados que aporta junto a la función de cada uno de ellos. También se contabilizan como gastos del día los premios a los ganadores de las carreras y el pago de apuestas ganadoras.</text:p>
      <text:p text:style-name="P1"/>
      <text:p text:style-name="P1"/>
      <text:p text:style-name="P4"><text:soft-page-break/>Escuela de jockeys.</text:p>
      <text:p text:style-name="P2"/>
      <text:p text:style-name="P2">El Hipódromo mantiene una escuela en la que se enseña a montar a los <text:span text:style-name="T1">niños</text:span> que así lo deseen. Cada niño tiene asignado un <text:span text:style-name="T1">caballo</text:span> y un <text:span text:style-name="T1">instructor.</text:span> Los <text:span text:style-name="T3">caballos de la escuela</text:span> solo participan en <text:span text:style-name="T2">carreras infantiles</text:span> en las que <text:span text:style-name="T2">no se permiten las apuestas</text:span>, pero sí que debemos guardar información de las actuaciones de los <text:span text:style-name="T3">aprendices de</text:span> <text:span text:style-name="T3">jockey</text:span> en estas carreras infantiles.</text:p>
      <text:p text:style-name="P2"/>
      <text:p text:style-name="P2">Los <text:span text:style-name="T1">aprendices</text:span> pagan una <text:span text:style-name="T2">cuota trimestral</text:span> al hipódromo que les da derecho a recibir dos horas semanales de clase y una <text:span text:style-name="T2">cuota por participar</text:span> en cada carrera infantil. Estos son los ingresos de la escuela. Debe almacenarse el horario asignado a cada alumno, así como el caballo y el instructor asignado, que solo cambiarán por razones de fuerza mayor durante el tiempo que el alumno permanezca en la escuela.</text:p>
      <text:p text:style-name="P2"/>
      <text:p text:style-name="P2">Los gastos que genera la escuela son básicamente los <text:span text:style-name="T1">sueldos</text:span> de los <text:span text:style-name="T3">instructores</text:span>, de los que hay que guardar la información necesaria para realizar los pagos y los gastos de <text:span text:style-name="T2">mantenimiento</text:span> de los caballos, que consisten en la <text:span text:style-name="T2">compra de alimentos</text:span>, <text:span text:style-name="T2">medicinas</text:span>, etc... a distintos <text:span text:style-name="T1">proveedores</text:span>.</text:p>
      <text:p text:style-name="P2"/>
      <text:p text:style-name="P2"/>
      <text:p text:style-name="P4">Centro de Entrenamiento.</text:p>
      <text:p text:style-name="P2"/>
      <text:p text:style-name="P2">El Hipódromo cuenta con <text:span text:style-name="T1">boxes</text:span> para unos <text:span text:style-name="T2">500 caballos</text:span>, que entrenan en las pistas del hipódromo durante todo el año. Muchos de estos caballos no participan en el programa oficial de carreras de la temporada, pero es necesario almacenar información de su <text:span text:style-name="T2">nombre</text:span>, <text:span text:style-name="T3">cuidados especiales</text:span> de alimentación si los precisa y de las utilizaciones de las distintas <text:span text:style-name="T1">instalaciones</text:span> con la que cuentan las cuadras (<text:span text:style-name="T1">pistas de entrenamiento</text:span> de las que hay que conocer superficie y longitud, <text:span text:style-name="T1">pistas de doma</text:span>, <text:span text:style-name="T1">guardarneses</text:span>, <text:span text:style-name="T1">pajeras </text:span>, etc...). Es necesario mantener un <text:span text:style-name="T2">cuadrante</text:span> para planificar el uso de cada una de las instalaciones de las cuadras.</text:p>
      <text:p text:style-name="P2"/>
      <text:p text:style-name="P2">Los ingresos de este servicio vienen dados por un <text:span text:style-name="T2">fijo mensual</text:span> (que incluye cuidado y alimentación del animal) y un <text:span text:style-name="T2">extra</text:span> cada vez que usan alguna de las instalaciones de las cuadras. Debemos tener información de los <text:span text:style-name="T1">propietarios</text:span> de los caballos (uno o varios), a los que se factura mensualmente.</text:p>
      <text:p text:style-name="P2"/>
      <text:p text:style-name="P2">Los gastos del Centro de Entrenamiento son básicamente los sueldos de los <text:span text:style-name="T1">cuidadores</text:span> de los caballos y los gastos de mantenimiento de los mismos (alimentos, medicina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1T10:59:14.900540355</meta:creation-date>
    <dc:date>2018-12-13T16:19:23.152858766</dc:date>
    <meta:editing-duration>PT12H41M43S</meta:editing-duration>
    <meta:editing-cycles>4</meta:editing-cycles>
    <meta:generator>LibreOffice/5.2.7.2$Linux_X86_64 LibreOffice_project/20m0$Build-2</meta:generator>
    <meta:document-statistic meta:table-count="0" meta:image-count="0" meta:object-count="0" meta:page-count="2" meta:paragraph-count="18" meta:word-count="790" meta:character-count="4824" meta:non-whitespace-character-count="4051"/>
  </office:meta>
</office:document-meta>
</file>